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6T09:39:07.93">
            <text:p>2019/12/16 9:3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6T09:39:07.93">
            <text:p>2019/12/16 9:3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8"/>
          <table:table-cell table:style-name="ce37"/>
          <table:table-cell table:style-name="ce37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8"/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1">
            <text:p>11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8"/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2">
            <text:p>92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</text:p>
          </table:table-cell>
          <table:table-cell table:style-name="ce48" office:value-type="string">
            <text:p>2019-12-12_18-41-18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14">
            <text:p>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2">
            <text:p>32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2">
            <text:p>2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table:number-columns-repeated="2"/>
          <table:table-cell table:style-name="ce41"/>
          <table:table-cell table:style-name="ce40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6T09:39:09.3">
            <text:p>2019/12/16 9:3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52cm" draw:caption-point-x="-1.353cm" draw:caption-point-y="2.5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6T09:39:09.46">
            <text:p>2019/12/16 9:3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7cm" draw:caption-point-x="-1.353cm" draw:caption-point-y="2.3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6T09:39:07.93">
            <text:p>2019/12/16 9:3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 table:number-columns-repeated="2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6T09:39:09.8">
            <text:p>2019/12/16 9:3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427cm" draw:caption-point-x="-1.353cm" draw:caption-point-y="2.5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5)">
            <text:p>sn(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6T09:39:09.97">
            <text:p>2019/12/16 9:3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7cm" draw:caption-point-x="-1.353cm" draw:caption-point-y="2.31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  <table:database-range table:target-range-address="kb.L2:kb.O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2019/12/16</text:date>, <text:time>09:3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6T09:39:07.66</dc:date>
    <dc:creator>iwabuchi ken</dc:creator>
    <meta:editing-duration>P5DT5H4M23S</meta:editing-duration>
    <meta:editing-cycles>486</meta:editing-cycles>
    <meta:generator>OpenOffice/4.1.3$Win32 OpenOffice.org_project/413m1$Build-9783</meta:generator>
    <meta:document-statistic meta:table-count="7" meta:cell-count="1725" meta:object-count="0"/>
    <meta:user-defined meta:name="sheets-banding"/>
    <meta:user-defined meta:name="sheets-original-selection"/>
  </office:meta>
</office:document-meta>
</file>